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514ef7" officeooo:paragraph-rsid="00514ef7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¿Qué significa la sigla "IP" en el contexto de redes de computadoras?</text:p>
      <text:p text:style-name="P4"><text:span text:style-name="Strong_20_Emphasis"><text:span text:style-name="T1">Respuesta 1:</text:span></text:span> La sigla "IP" significa "Protocolo de Internet" (Internet Protocol) y se utiliza para la comunicación en redes de computadoras.</text:p>
      <text:p text:style-name="Horizontal_20_Line"/>
      <text:p text:style-name="P4"><text:span text:style-name="Strong_20_Emphasis"><text:span text:style-name="T1">Pregunta 2:</text:span></text:span> ¿Cuál es la función principal del Protocolo de Internet (IP)?</text:p>
      <text:p text:style-name="P4"><text:span text:style-name="Strong_20_Emphasis"><text:span text:style-name="T1">Respuesta 2:</text:span></text:span> La función principal del Protocolo de Internet (IP) es enrutar paquetes de datos a través de redes de computadoras.</text:p>
      <text:p text:style-name="Horizontal_20_Line"/>
      <text:p text:style-name="P4"><text:span text:style-name="Strong_20_Emphasis"><text:span text:style-name="T1">Pregunta 3:</text:span></text:span> ¿Cuál es el propósito de la dirección IP en una red?</text:p>
      <text:p text:style-name="P4"><text:span text:style-name="Strong_20_Emphasis"><text:span text:style-name="T1">Respuesta 3:</text:span></text:span> La dirección IP se utiliza para identificar de manera única un dispositivo en una red y permitir la comunicación entre dispositivos.</text:p>
      <text:p text:style-name="Horizontal_20_Line"/>
      <text:p text:style-name="P4"><text:span text:style-name="Strong_20_Emphasis"><text:span text:style-name="T1">Pregunta 4:</text:span></text:span> ¿Cuál es la diferencia entre IPv4 e IPv6?</text:p>
      <text:p text:style-name="P4"><text:span text:style-name="Strong_20_Emphasis"><text:span text:style-name="T1">Respuesta 4:</text:span></text:span> IPv4 utiliza direcciones IP de 32 bits, mientras que IPv6 utiliza direcciones IP de 128 bits. IPv6 fue diseñado para abordar la escasez de direcciones IPv4 y proporcionar seguridad adicional.</text:p>
      <text:p text:style-name="Horizontal_20_Line"/>
      <text:p text:style-name="P4"><text:span text:style-name="Strong_20_Emphasis"><text:span text:style-name="T1">Pregunta 5:</text:span></text:span> ¿Qué protocolo se utiliza comúnmente para obtener una dirección IP automáticamente en una red, sin necesidad de configuración manual?</text:p>
      <text:p text:style-name="P4"><text:span text:style-name="Strong_20_Emphasis"><text:span text:style-name="T1">Respuesta 5:</text:span></text:span> El Protocolo de Configuración Dinámica de Host (DHCP) se utiliza para obtener una dirección IP automáticamente en una red.</text:p>
      <text:p text:style-name="Horizontal_20_Line"/>
      <text:p text:style-name="P4"><text:span text:style-name="Strong_20_Emphasis"><text:span text:style-name="T1">Pregunta 6:</text:span></text:span> ¿Cuál es la función del Protocolo de Resolución de Direcciones (ARP) en una red?</text:p>
      <text:p text:style-name="P4"><text:span text:style-name="Strong_20_Emphasis"><text:span text:style-name="T1">Respuesta 6:</text:span></text:span> ARP se utiliza para resolver direcciones IP en direcciones físicas (MAC) en una red local.</text:p>
      <text:p text:style-name="Horizontal_20_Line"/>
      <text:p text:style-name="P4"><text:span text:style-name="Strong_20_Emphasis"><text:span text:style-name="T1">Pregunta 7:</text:span></text:span> ¿Qué protocolo se utiliza para convertir nombres de dominio (por ejemplo, <text:a xlink:type="simple" xlink:href="http://www.ejemplo.com/" office:target-frame-name="_new" xlink:show="replace" text:style-name="Internet_20_link" text:visited-style-name="Visited_20_Internet_20_Link"><text:span text:style-name="T1">www.ejemplo.com</text:span></text:a>) en direcciones IP?</text:p>
      <text:p text:style-name="P4"><text:soft-page-break/><text:span text:style-name="Strong_20_Emphasis"><text:span text:style-name="T1">Respuesta 7:</text:span></text:span> El Protocolo de Resolución de Nombres de Dominio (DNS) se utiliza para convertir nombres de dominio en direcciones IP.</text:p>
      <text:p text:style-name="Horizontal_20_Line"/>
      <text:p text:style-name="P4"><text:span text:style-name="Strong_20_Emphasis"><text:span text:style-name="T1">Pregunta 8:</text:span></text:span> ¿Cuál es la función principal del Protocolo de Control de Transmisión (TCP) en la suite de protocolos de Internet?</text:p>
      <text:p text:style-name="P4"><text:span text:style-name="Strong_20_Emphasis"><text:span text:style-name="T1">Respuesta 8:</text:span></text:span> La función principal de TCP es proporcionar una comunicación confiable y orientada a la conexión entre dispositivos en una red.</text:p>
      <text:p text:style-name="Horizontal_20_Line"/>
      <text:p text:style-name="P4"><text:span text:style-name="Strong_20_Emphasis"><text:span text:style-name="T1">Pregunta 9:</text:span></text:span> ¿Qué protocolo se utiliza comúnmente para la entrega de correos electrónicos en Internet?</text:p>
      <text:p text:style-name="P4"><text:span text:style-name="Strong_20_Emphasis"><text:span text:style-name="T1">Respuesta 9:</text:span></text:span> El Protocolo de Transferencia de Correo Simple (SMTP) se utiliza para la entrega de correos electrónicos en Internet.</text:p>
      <text:p text:style-name="Horizontal_20_Line"/>
      <text:p text:style-name="P4"><text:span text:style-name="Strong_20_Emphasis"><text:span text:style-name="T1">Pregunta 10:</text:span></text:span> ¿Cuál es la función del Protocolo de Control de Mensajes de Internet (ICMP) en la suite de protocolos de Internet?</text:p>
      <text:p text:style-name="P4"><text:span text:style-name="Strong_20_Emphasis"><text:span text:style-name="T1">Respuesta 10:</text:span></text:span> ICMP se utiliza para enviar mensajes de control y errores entre dispositivos en una red IP.</text:p>
      <text:p text:style-name="Horizontal_20_Line"/>
      <text:p text:style-name="P4"><text:span text:style-name="Strong_20_Emphasis"><text:span text:style-name="T1">Pregunta 11:</text:span></text:span> ¿Cuál es la función del Protocolo de Control de Sesiones (SCP) en la suite de protocolos de Internet?</text:p>
      <text:p text:style-name="P4"><text:span text:style-name="Strong_20_Emphasis"><text:span text:style-name="T1">Respuesta 11:</text:span></text:span> SCP es un protocolo de transferencia de archivos seguro que se utiliza para copiar archivos de forma segura entre sistemas.</text:p>
      <text:p text:style-name="Horizontal_20_Line"/>
      <text:p text:style-name="P4"><text:span text:style-name="Strong_20_Emphasis"><text:span text:style-name="T1">Pregunta 12:</text:span></text:span> ¿Qué protocolo se utiliza comúnmente para acceder a servidores web y transferir páginas web?</text:p>
      <text:p text:style-name="P4"><text:span text:style-name="Strong_20_Emphasis"><text:span text:style-name="T1">Respuesta 12:</text:span></text:span> El Protocolo de Transferencia de Hipertexto (HTTP) se utiliza para acceder a servidores web y transferir páginas web.</text:p>
      <text:p text:style-name="Horizontal_20_Line"/>
      <text:p text:style-name="P4"><text:span text:style-name="Strong_20_Emphasis"><text:span text:style-name="T1">Pregunta 13:</text:span></text:span> ¿Qué protocolo se utiliza para asegurar la comunicación web mediante el cifrado de datos?</text:p>
      <text:p text:style-name="P4"><text:soft-page-break/><text:span text:style-name="Strong_20_Emphasis"><text:span text:style-name="T1">Respuesta 13:</text:span></text:span> El Protocolo Seguro de Transferencia de Hipertexto (HTTPS) se utiliza para asegurar la comunicación web mediante el cifrado de datos.</text:p>
      <text:p text:style-name="Horizontal_20_Line"/>
      <text:p text:style-name="P4"><text:span text:style-name="Strong_20_Emphasis"><text:span text:style-name="T1">Pregunta 14:</text:span></text:span> ¿Cuál es el propósito del Protocolo de Transferencia de Archivos (FTP) en Internet?</text:p>
      <text:p text:style-name="P4"><text:span text:style-name="Strong_20_Emphasis"><text:span text:style-name="T1">Respuesta 14:</text:span></text:span> FTP se utiliza para transferir archivos entre sistemas a través de una red.</text:p>
      <text:p text:style-name="Horizontal_20_Line"/>
      <text:p text:style-name="P4"><text:span text:style-name="Strong_20_Emphasis"><text:span text:style-name="T1">Pregunta 15:</text:span></text:span> ¿Qué protocolo se utiliza comúnmente para el acceso remoto a sistemas Linux y Unix?</text:p>
      <text:p text:style-name="P4"><text:span text:style-name="Strong_20_Emphasis"><text:span text:style-name="T1">Respuesta 15:</text:span></text:span> El Protocolo de Control de Terminal (SSH) se utiliza para el acceso remoto a sistemas Linux y Unix de forma segura.</text:p>
      <text:p text:style-name="Horizontal_20_Line"/>
      <text:p text:style-name="P4"><text:span text:style-name="Strong_20_Emphasis"><text:span text:style-name="T1">Pregunta 16:</text:span></text:span> ¿Cuál es la función del Protocolo de Configuración Automática de Direcciones (SLAAC) en IPv6?</text:p>
      <text:p text:style-name="P4"><text:span text:style-name="Strong_20_Emphasis"><text:span text:style-name="T1">Respuesta 16:</text:span></text:span> SLAAC se utiliza para la asignación automática de direcciones IPv6 a dispositivos en una red.</text:p>
      <text:p text:style-name="Horizontal_20_Line"/>
      <text:p text:style-name="P4"><text:span text:style-name="Strong_20_Emphasis"><text:span text:style-name="T1">Pregunta 17:</text:span></text:span> ¿Qué protocolo se utiliza para la transferencia de archivos de forma segura y cifrada en sistemas Unix y Linux?</text:p>
      <text:p text:style-name="P4"><text:span text:style-name="Strong_20_Emphasis"><text:span text:style-name="T1">Respuesta 17:</text:span></text:span> El Protocolo de Copia Segura (SCP) se utiliza para la transferencia de archivos de forma segura y cifrada en sistemas Unix y Linux.</text:p>
      <text:p text:style-name="Horizontal_20_Line"/>
      <text:p text:style-name="P4"><text:span text:style-name="Strong_20_Emphasis"><text:span text:style-name="T1">Pregunta 18:</text:span></text:span> ¿Cuál es la función del Protocolo de Mensajería Instantánea (IMAP) en el correo electrónico?</text:p>
      <text:p text:style-name="P4"><text:span text:style-name="Strong_20_Emphasis"><text:span text:style-name="T1">Respuesta 18:</text:span></text:span> IMAP se utiliza para acceder y gestionar correos electrónicos en el servidor de correo de forma remota.</text:p>
      <text:p text:style-name="Horizontal_20_Line"/>
      <text:p text:style-name="P4"><text:span text:style-name="Strong_20_Emphasis"><text:span text:style-name="T1">Pregunta 19:</text:span></text:span> ¿Qué protocolo se utiliza para la transferencia de archivos en redes locales de Microsoft Windows?</text:p>
      <text:p text:style-name="P4"><text:span text:style-name="Strong_20_Emphasis"><text:span text:style-name="T1">Respuesta 19:</text:span></text:span> El Protocolo de Transferencia de Archivos de Windows (SMB) se utiliza para la transferencia de archivos en redes locales de Microsoft Windows.</text:p>
      <text:p text:style-name="Horizontal_20_Line"><text:soft-page-break/></text:p>
      <text:p text:style-name="P4"><text:span text:style-name="Strong_20_Emphasis"><text:span text:style-name="T1">Pregunta 20:</text:span></text:span> ¿Cuál es la función del Protocolo de Oficina de Correos Simple (POP3) en el correo electrónico?</text:p>
      <text:p text:style-name="P4"><text:span text:style-name="Strong_20_Emphasis"><text:span text:style-name="T1">Respuesta 20:</text:span></text:span> POP3 se utiliza para descargar correos electrónicos desde el servidor de correo a un dispositivo cliente y almacenarlos localmente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514ef7" officeooo:paragraph-rsid="00514ef7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Fundamentos de redes</text:p>
        <text:p text:style-name="MP2">Fundamentos de los protocolos de Internet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3:04:47.836616450</dc:date>
    <meta:editing-duration>PT2H59M41S</meta:editing-duration>
    <meta:editing-cycles>60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66" meta:character-count="4776" meta:non-whitespace-character-count="4053"/>
  </office:meta>
</office:document-meta>
</file>